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line-height="100%" fo:text-align="start" style:justify-single-word="false" style:writing-mode="lr-tb">
        <style:tab-stops>
          <style:tab-stop style:position="3.25in" style:type="center"/>
          <style:tab-stop style:position="6.5in" style:type="right"/>
        </style:tab-stops>
      </style:paragraph-properties>
      <style:text-properties fo:color="#00000a" style:font-name="Times New Roman" fo:font-size="10pt" fo:language="en" fo:country="US" style:font-size-asian="10pt"/>
    </style:style>
    <style:style style:name="P2" style:family="paragraph" style:parent-style-name="Standard">
      <style:paragraph-properties fo:margin-left="0in" fo:margin-right="0.5in" fo:margin-top="0.1693in" fo:margin-bottom="0.1693in" loext:contextual-spacing="false" fo:line-height="150%" fo:text-align="start" style:justify-single-word="false" fo:text-indent="0in" style:auto-text-indent="false" style:writing-mode="lr-tb"/>
    </style:style>
    <style:style style:name="P3" style:family="paragraph" style:parent-style-name="Standard">
      <style:paragraph-properties fo:margin-left="1.5in" fo:margin-right="0.5in" fo:margin-top="0.0835in" fo:margin-bottom="0.0835in" loext:contextual-spacing="false" fo:line-height="150%" fo:text-align="start" style:justify-single-word="false" fo:text-indent="-1.5in" style:auto-text-indent="false" fo:break-before="page" style:writing-mode="lr-tb"/>
      <style:text-properties fo:font-weight="bold" style:font-weight-asian="bold"/>
    </style:style>
    <style:style style:name="P4" style:family="paragraph" style:parent-style-name="Standard">
      <style:paragraph-properties fo:margin-top="0.0799in" fo:margin-bottom="0.0799in" loext:contextual-spacing="false" fo:line-height="120%" fo:text-align="start" style:justify-single-word="false" style:writing-mode="lr-tb"/>
    </style:style>
    <style:style style:name="P5" style:family="paragraph" style:parent-style-name="Standard">
      <style:paragraph-properties fo:margin-top="0.0799in" fo:margin-bottom="0.0799in" loext:contextual-spacing="false" fo:line-height="120%" fo:text-align="start" style:justify-single-word="false" style:writing-mode="lr-tb"/>
      <style:text-properties fo:font-weight="bold" style:font-weight-asian="bold"/>
    </style:style>
    <style:style style:name="P6" style:family="paragraph" style:parent-style-name="Standard">
      <style:paragraph-properties fo:margin-top="0.0799in" fo:margin-bottom="0.0799in" loext:contextual-spacing="false" fo:line-height="120%" fo:text-align="start" style:justify-single-word="false" fo:break-before="page" style:writing-mode="lr-tb"/>
    </style:style>
    <style:style style:name="P7" style:family="paragraph" style:parent-style-name="Standard">
      <style:paragraph-properties fo:margin-left="0.5in" fo:margin-right="0in" fo:margin-top="0.0799in" fo:margin-bottom="0.0799in" loext:contextual-spacing="false" fo:line-height="120%" fo:text-align="start" style:justify-single-word="false" fo:text-indent="-0.5in" style:auto-text-indent="false" style:writing-mode="lr-tb"/>
    </style:style>
    <style:style style:name="P8" style:family="paragraph" style:parent-style-name="Standard">
      <style:paragraph-properties fo:margin-left="1in" fo:margin-right="0in" fo:margin-top="0.0799in" fo:margin-bottom="0.0799in" loext:contextual-spacing="false" fo:line-height="120%" fo:text-align="start" style:justify-single-word="false" fo:text-indent="-0.5in" style:auto-text-indent="false" style:writing-mode="lr-tb"/>
    </style:style>
    <style:style style:name="P9" style:family="paragraph" style:parent-style-name="Standard">
      <style:paragraph-properties fo:margin-left="1.5in" fo:margin-right="0in" fo:margin-top="0.0799in" fo:margin-bottom="0.0799in" loext:contextual-spacing="false" fo:line-height="120%" fo:text-align="start" style:justify-single-word="false" fo:text-indent="-0.5in" style:auto-text-indent="false" style:writing-mode="lr-tb"/>
    </style:style>
    <style:style style:name="P10" style:family="paragraph" style:parent-style-name="Standard">
      <style:paragraph-properties fo:margin-left="2in" fo:margin-right="0in" fo:margin-top="0.0799in" fo:margin-bottom="0.0799in" loext:contextual-spacing="false" fo:line-height="120%" fo:text-align="start" style:justify-single-word="false" fo:text-indent="-0.5in" style:auto-text-indent="false" style:writing-mode="lr-tb"/>
    </style:style>
    <style:style style:name="P11" style:family="paragraph" style:parent-style-name="Standard" style:master-page-name="">
      <loext:graphic-properties draw:fill="none"/>
      <style:paragraph-properties fo:margin-left="0in" fo:margin-right="0in" fo:margin-top="0.0799in" fo:margin-bottom="0.0799in" loext:contextual-spacing="false" fo:line-height="120%" fo:text-align="start" style:justify-single-word="false" fo:orphans="2" fo:widows="2" fo:text-indent="0in" style:auto-text-indent="false" style:page-number="auto" fo:background-color="transparent" style:writing-mode="lr-tb"/>
    </style:style>
    <style:style style:name="P12" style:family="paragraph" style:parent-style-name="Standard" style:master-page-name="">
      <loext:graphic-properties draw:fill="none"/>
      <style:paragraph-properties fo:margin-left="0in" fo:margin-right="0in" fo:margin-top="0.1693in" fo:margin-bottom="0.1693in" loext:contextual-spacing="false" fo:line-height="150%" fo:text-align="start" style:justify-single-word="false" fo:orphans="2" fo:widows="2" fo:text-indent="0in" style:auto-text-indent="false" style:page-number="auto" fo:background-color="transparent" style:writing-mode="lr-tb">
        <style:tab-stops>
          <style:tab-stop style:position="1.5in"/>
        </style:tab-stops>
      </style:paragraph-properties>
    </style:style>
    <style:style style:name="P13" style:family="paragraph" style:parent-style-name="Standard" style:master-page-name="">
      <loext:graphic-properties draw:fill="none"/>
      <style:paragraph-properties fo:margin-left="0in" fo:margin-right="0in" fo:margin-top="0.1693in" fo:margin-bottom="0.1693in" loext:contextual-spacing="false" fo:line-height="150%" fo:text-align="start" style:justify-single-word="false" fo:orphans="2" fo:widows="2" fo:text-indent="0in" style:auto-text-indent="false" style:page-number="auto" fo:background-color="transparent" style:writing-mode="lr-tb">
        <style:tab-stops>
          <style:tab-stop style:position="1.5in"/>
        </style:tab-stops>
      </style:paragraph-properties>
      <style:text-properties officeooo:paragraph-rsid="001bf1c7"/>
    </style:style>
    <style:style style:name="P14" style:family="paragraph" style:parent-style-name="Standard">
      <loext:graphic-properties draw:fill="none"/>
      <style:paragraph-properties fo:margin-left="0in" fo:margin-right="0in" fo:margin-top="0.1693in" fo:margin-bottom="0.1693in" loext:contextual-spacing="false" fo:line-height="150%" fo:text-align="start" style:justify-single-word="false" fo:orphans="2" fo:widows="2" fo:text-indent="0in" style:auto-text-indent="false" fo:background-color="transparent" style:writing-mode="lr-tb">
        <style:tab-stops>
          <style:tab-stop style:position="1.5in"/>
        </style:tab-stops>
      </style:paragraph-properties>
      <style:text-properties officeooo:paragraph-rsid="001bf1c7"/>
    </style:style>
    <style:style style:name="P15" style:family="paragraph" style:parent-style-name="Standard" style:master-page-name="">
      <loext:graphic-properties draw:fill="none"/>
      <style:paragraph-properties fo:margin-left="1.5in" fo:margin-right="1.5in" fo:margin-top="0.1693in" fo:margin-bottom="0.1693in" loext:contextual-spacing="false" fo:line-height="150%" fo:text-align="start" style:justify-single-word="false" fo:orphans="2" fo:widows="2" fo:text-indent="-1.5in" style:auto-text-indent="false" style:page-number="auto" fo:background-color="transparent" style:writing-mode="lr-tb"/>
      <style:text-properties officeooo:paragraph-rsid="001bf1c7"/>
    </style:style>
    <style:style style:name="P16" style:family="paragraph" style:parent-style-name="Standard">
      <loext:graphic-properties draw:fill="none"/>
      <style:paragraph-properties fo:margin-left="1.5in" fo:margin-right="1.5in" fo:margin-top="0.1693in" fo:margin-bottom="0.1693in" loext:contextual-spacing="false" fo:line-height="150%" fo:text-align="start" style:justify-single-word="false" fo:orphans="2" fo:widows="2" fo:text-indent="-1.5in" style:auto-text-indent="false" fo:background-color="transparent" style:writing-mode="lr-tb"/>
      <style:text-properties officeooo:paragraph-rsid="001bf1c7"/>
    </style:style>
    <style:style style:name="P17" style:family="paragraph" style:parent-style-name="Standard">
      <loext:graphic-properties draw:fill="none"/>
      <style:paragraph-properties fo:margin-left="2in" fo:margin-right="1in" fo:margin-top="0.1693in" fo:margin-bottom="0.1693in" loext:contextual-spacing="false" fo:line-height="150%" fo:text-align="start" style:justify-single-word="false" fo:orphans="2" fo:widows="2" fo:text-indent="-2in" style:auto-text-indent="false" fo:background-color="transparent" style:writing-mode="lr-tb"/>
      <style:text-properties officeooo:paragraph-rsid="001bf1c7"/>
    </style:style>
    <style:style style:name="P18" style:family="paragraph" style:parent-style-name="Standard" style:master-page-name="">
      <loext:graphic-properties draw:fill="none"/>
      <style:paragraph-properties fo:margin-left="2in" fo:margin-right="1in" fo:margin-top="0.1693in" fo:margin-bottom="0.1693in" loext:contextual-spacing="false" fo:line-height="150%" fo:text-align="start" style:justify-single-word="false" fo:orphans="2" fo:widows="2" fo:text-indent="-2in" style:auto-text-indent="false" style:page-number="auto" fo:background-color="transparent" style:writing-mode="lr-tb">
        <style:tab-stops/>
      </style:paragraph-properties>
      <style:text-properties officeooo:paragraph-rsid="001bf1c7"/>
    </style:style>
    <style:style style:name="P19" style:family="paragraph" style:parent-style-name="Standard" style:master-page-name="">
      <loext:graphic-properties draw:fill="none"/>
      <style:paragraph-properties fo:margin-left="2in" fo:margin-right="1in" fo:margin-top="0.1693in" fo:margin-bottom="0.1693in" loext:contextual-spacing="false" fo:line-height="150%" fo:text-align="start" style:justify-single-word="false" fo:orphans="2" fo:widows="2" fo:text-indent="-2in" style:auto-text-indent="false" style:page-number="auto" fo:background-color="transparent" style:writing-mode="lr-tb"/>
      <style:text-properties officeooo:paragraph-rsid="001bf1c7"/>
    </style:style>
    <style:style style:name="P20" style:family="paragraph" style:parent-style-name="Standard" style:master-page-name="">
      <loext:graphic-properties draw:fill="none"/>
      <style:paragraph-properties fo:margin-left="0in" fo:margin-right="1in" fo:margin-top="0.1693in" fo:margin-bottom="0.1693in" loext:contextual-spacing="false" fo:line-height="150%" fo:text-align="start" style:justify-single-word="false" fo:orphans="2" fo:widows="2" fo:text-indent="0in" style:auto-text-indent="false" style:page-number="auto" fo:background-color="transparent" style:writing-mode="lr-tb"/>
      <style:text-properties fo:font-weight="bold" officeooo:paragraph-rsid="0017eda3" style:font-weight-asian="bold"/>
    </style:style>
    <style:style style:name="P21" style:family="paragraph" style:parent-style-name="Standard" style:master-page-name="">
      <loext:graphic-properties draw:fill="none"/>
      <style:paragraph-properties fo:margin-left="0in" fo:margin-right="1in" fo:margin-top="0.1693in" fo:margin-bottom="0.1693in" loext:contextual-spacing="false" fo:line-height="150%" fo:text-align="start" style:justify-single-word="false" fo:orphans="2" fo:widows="2" fo:text-indent="0in" style:auto-text-indent="false" style:page-number="auto" fo:background-color="transparent" style:writing-mode="lr-tb"/>
      <style:text-properties fo:font-weight="bold" style:font-weight-asian="bold"/>
    </style:style>
    <style:style style:name="P22" style:family="paragraph" style:parent-style-name="Standard">
      <style:paragraph-properties fo:margin-left="2in" fo:margin-right="0in" fo:margin-top="0.0799in" fo:margin-bottom="0.0799in" loext:contextual-spacing="false" fo:line-height="120%" fo:text-align="start" style:justify-single-word="false" fo:text-indent="-2in" style:auto-text-indent="false" fo:break-before="page" style:writing-mode="lr-tb"/>
      <style:text-properties officeooo:paragraph-rsid="0016df0a"/>
    </style:style>
    <style:style style:name="P23" style:family="paragraph" style:parent-style-name="Standard" style:master-page-name="Standard">
      <loext:graphic-properties draw:fill="none"/>
      <style:paragraph-properties fo:margin-left="0in" fo:margin-right="0in" fo:margin-top="0.0799in" fo:margin-bottom="0.0799in" loext:contextual-spacing="false" fo:line-height="120%" fo:text-align="start" style:justify-single-word="false" fo:orphans="2" fo:widows="2" fo:text-indent="0in" style:auto-text-indent="false" style:page-number="auto" fo:background-color="transparent" style:writing-mode="lr-tb"/>
      <style:text-properties fo:font-weight="bold" style:font-weight-asian="bold"/>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officeooo:rsid="00195003"/>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3">Standard Form Certificate</text:p>
        <text:p text:style-name="P11">Apart from the purpose, governing law, and any forum for disputes that I have filled in below, I certify that the following proposed terms are exactly the same as <text:span text:style-name="T1">The Waypoint NDA version 2.0.0-pre.1 </text:span>published at <text:bookmark-start text:name="__DdeLink__410_786917921"/>https://waypointnda.com<text:bookmark-end text:name="__DdeLink__410_786917921"/>.</text:p>
        <text:p text:style-name="P12">Signature:<text:tab/>________________________________________</text:p>
        <text:p text:style-name="P13">Name:<text:tab/>________________________________________</text:p>
        <text:p text:style-name="P13">Date:<text:tab/>________________________________________</text:p>
        <text:p text:style-name="P14">E-Mail:<text:tab/>________________________________________</text:p>
        <text:p text:style-name="P15"><text:span text:style-name="T1">Purpose</text:span>:<text:tab/><text:bookmark-start text:name="__DdeLink__494_646533662"/>______________________________<text:bookmark-end text:name="__DdeLink__494_646533662"/>__________<text:line-break/>________________________________________<text:line-break/>________________________________________<text:line-break/>________________________________________<text:line-break/>________________________________________<text:line-break/>________________________________________<text:line-break/>[State the purpose for sharing confidential information.]<text:bookmark-start text:name="__DdeLink__493_162727990"/></text:p>
        <text:p text:style-name="P16"><text:span text:style-name="T1">Governing Law</text:span>:<text:tab/>________________________________________<text:line-break/>________________________________________<text:line-break/>[Name the state, country, or other jurisdiction whose law will govern the agreement.<text:bookmark-end text:name="__DdeLink__493_162727990"/>]</text:p>
        <text:p text:style-name="P16"><text:span text:style-name="T1">Forum for Disputes</text:span>:<text:tab/>________________________________________<text:line-break/>________________________________________<text:line-break/>[Optional. Name the city, district, or country where any disputes about this agreement will happen.]</text:p>
      </text:section>
      <text:section text:style-name="Sect1" text:name="Section1">
        <text:p text:style-name="P3">The Waypoint NDA</text:p>
        <text:p text:style-name="P5">Version 2.0.0-pre.1</text:p>
        <text:p text:style-name="P4">The parties agree:</text:p>
        <text:p text:style-name="P7">1.<text:tab/><text:span text:style-name="T1">Mutual Nondisclosure</text:span>. “<text:span text:style-name="T1">Disclosing Party</text:span>” describes each party with respect to Confidential Information it discloses to the other party. “<text:span text:style-name="T1">Receiving Party</text:span>” describes each party with respect to Confidential Information it receives from the other party.</text:p>
        <text:p text:style-name="P7">2.<text:tab/><text:span text:style-name="T1">Purpose</text:span>. The parties anticipate disclosure of Confidential Information for the purpose on the accompanying standard form certificate (the “<text:span text:style-name="T1">Purpose</text:span>”).</text:p>
        <text:p text:style-name="P7">3.<text:tab/><text:span text:style-name="T1">Confidential Information</text:span>.</text:p>
        <text:p text:style-name="P8">(a)<text:tab/><text:span text:style-name="T1">Categories of Confidential Information</text:span>. Subject to <text:span text:style-name="T2">Section 3(b)</text:span> (Exclusions from Confidential Information), “<text:span text:style-name="T1">Confidential Information</text:span>” means:</text:p>
        <text:p text:style-name="P9">(i)<text:tab/>information disclosed by Disclosing Party during the term of this agreement that is related to the business of Disclosing Party;</text:p>
        <text:p text:style-name="P9">(ii)<text:tab/>the fact that the parties are pursuing the Purpose;</text:p>
        <text:p text:style-name="P9">(iii)<text:tab/>the terms of this agreement;</text:p>
        <text:p text:style-name="P9">(iv)<text:tab/>the fact that the parties have entered into this agreement; and</text:p>
        <text:p text:style-name="P9">(v)<text:tab/>other information derived from these kinds of information.</text:p>
        <text:p text:style-name="P8">(b)<text:tab/><text:span text:style-name="T1">Exclusions from Confidential Information</text:span>.</text:p>
        <text:p text:style-name="P9">(i)<text:tab/><text:span text:style-name="T1">Public Information</text:span>. Information that is now public is not Confidential Information. Confidential Information that becomes public, other than as a result of breach of this agreement, ceases to be Confidential Information.</text:p>
        <text:p text:style-name="P9">(ii)<text:tab/><text:span text:style-name="T1">Otherwise Acquired Information</text:span>. Information that Receiving Party receives other than from Disclosing Party is not Confidential Information, unless the disclosure breached a confidentiality obligation to Disclosing Party that Disclosing Party made known to Receiving Party.</text:p>
        <text:p text:style-name="P9">(iii)<text:tab/><text:span text:style-name="T1">Independently Developed Information</text:span>. Information Receiving Party develops independently is not, or ceases to be, Confidential Information of Disclosing Party. Receiving Party shall bear the burden of proving independent development using contemporaneous documentary evidence.</text:p>
        <text:p text:style-name="P7">4.<text:tab/><text:span text:style-name="T1">Confidentiality Obligations</text:span>.</text:p>
        <text:p text:style-name="P8"><text:soft-page-break/>(a)<text:tab/><text:span text:style-name="T1">Nondisclosure</text:span>. Except as described in <text:span text:style-name="T2">Section 4(b)</text:span> (Permitted Disclosure), Receiving Party shall not disclose Confidential Information to anyone.</text:p>
        <text:p text:style-name="P8">(b)<text:tab/><text:span text:style-name="T1">Permitted Disclosure</text:span>. Receiving Party may disclose Confidential Information to the following personnel:</text:p>
        <text:p text:style-name="P9">(i)<text:tab/>if Receiving Party is a legal entity, employees, independent contractors, officers, directors, and agents of Receiving Party (“<text:span text:style-name="T1">Personnel</text:span>”) who:</text:p>
        <text:p text:style-name="P10">(A)<text:tab/>have a need to know the Confidential Information to advance the Purpose; and</text:p>
        <text:p text:style-name="P10">(B)<text:tab/>have entered written confidentiality agreements with Receiving Party that impose confidentiality obligations, affording as much or more protection as those of this agreement, that apply to the Confidential Information; and</text:p>
        <text:p text:style-name="P9">(ii)<text:tab/>legal and financial advisers providing services to Receiving Party under confidentiality obligations imposed either by law or by professional rules (“<text:span text:style-name="T1">Advisers</text:span>”).</text:p>
        <text:p text:style-name="P8">(c)<text:tab/><text:span text:style-name="T1">Limited Use</text:span>. Receiving Party shall use Confidential Information only to advance the Purpose.</text:p>
        <text:p text:style-name="P8">(d)<text:tab/><text:span text:style-name="T1">Security Measures</text:span>. Receiving Party shall take measures to secure materials embodying Confidential Information at least as protective as those Receiving Party employs to secure its own Confidential Information, but in any event no less than reasonable measures.</text:p>
        <text:p text:style-name="P8">(e)<text:tab/><text:span text:style-name="T1">Preserve Proprietary Notices</text:span>. Receiving Party shall not remove any proprietary notices attached to materials embodying Confidential Information.</text:p>
        <text:p text:style-name="P8">(f)<text:tab/><text:span text:style-name="T1">No Illegal Dealing in Securities</text:span>. Receiving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p>
        <text:p text:style-name="P8">(g)<text:tab/><text:span text:style-name="T1">No Reverse Engineering</text:span>. Receiving Party shall not reverse engineer any material embodying Confidential Information.</text:p>
        <text:p text:style-name="P8">(h)<text:tab/><text:span text:style-name="T1">Mitigate Legally Required Disclosure</text:span>. The following obligations apply when the law requires disclosure of Confidential Information and when Receiving Party <text:soft-page-break/>reasonably expects that the law may require disclosure of Confidential Information:</text:p>
        <text:p text:style-name="P9">(i)<text:tab/><text:bookmark-start text:name="__DdeLink__376_566228960"/><text:span text:style-name="T1">Give Notice of Required Disclosure</text:span><text:bookmark-end text:name="__DdeLink__376_566228960"/>. If legally permitted, Receiving Party shall promptly notify Disclosing Party of the nature of the 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ce.</text:p>
        <text:p text:style-name="P9">(ii)<text:tab/><text:span text:style-name="T1">Reimburse Expenses of Cooperation</text:span>. Disclosing Party shall reimburse Receiving Party's reasonable out-of-pocket expenses of cooperating in any proceeding described in <text:span text:style-name="T2">Section 4(h)(i)</text:span> (Give Notice of Required Disclosure).</text:p>
        <text:p text:style-name="P8">(i)<text:tab/><text:span text:style-name="T1">Give Notice of Leaks</text:span>. Receiving Party shall give Disclosing Party notice when Receiving Party becomes aware, suspects, or anticipates that Confidential Information has been or will be disclosed or used in breach of this agreement or other confidentiality agreements with Disclosing Party.</text:p>
        <text:p text:style-name="P8">(j)<text:tab/><text:span text:style-name="T1">Return and Destruction</text:span>. Subject to <text:span text:style-name="T2">Section 4(k)</text:span> (Records Policy), when this agreement terminates, Receiving Party shall promptly:</text:p>
        <text:p text:style-name="P9">(i)<text:tab/>return all materials embodying Confidential Information that Disclosing Party provided with request to return; and</text:p>
        <text:p text:style-name="P9">(ii)<text:tab/>destroy all parts of other materials that embody Confidential Information.</text:p>
        <text:p text:style-name="P8">(k)<text:tab/><text:span text:style-name="T1">Records Policy</text:span>.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p>
        <text:p text:style-name="P8">(l)<text:tab/><text:span text:style-name="T1">Comply with Export Controls</text:span>. Both parties shall comply with export and reexport laws with respect to Confidential Information.</text:p>
        <text:p text:style-name="P8">(m)<text:tab/><text:span text:style-name="T1">Compliance and Oversight</text:span>.</text:p>
        <text:p text:style-name="P9">(i)<text:tab/>Receiving Party shall ensure that its Advisers abide by the confidentiality obligations of Receiving Party under this agreement. If Receiving Party is a legal entity, Receiving Party shall also ensure that its Personnel abide by <text:soft-page-break/>the confidentiality obligations of Receiving Party under this agreement. Breach of Receiving Party obligations by Receiving Party Personnel or Receiving Party Advisers will be deemed breach of this agreement by Receiving Party itself.</text:p>
        <text:p text:style-name="P9">(ii)<text:tab/>If Receiving Party is a legal entity, Receiving Party shall provide Disclosing Party copies of confidentiality agreements with Personnel who receive Confidential Information on Disclosing Party request.</text:p>
        <text:p text:style-name="P7">5.<text:tab/><text:span text:style-name="T1">Clarifications</text:span>.</text:p>
        <text:p text:style-name="P8">(a)<text:tab/><text:span text:style-name="T1">No Obligation to Disclose</text:span>. No terms of this agreement obligate Disclosing Party to disclose any Confidential Information.</text:p>
        <text:p text:style-name="P8">(b)<text:tab/><text:span text:style-name="T1">No Obligation to Do Business</text:span>. No terms of this agreement obligate either party to enter any business relationship or agreement, related to the Purpose or otherwise.</text:p>
        <text:p text:style-name="P8">(c)<text:tab/><text:span text:style-name="T1">No License</text:span>. No terms of this agreement grant any license for any patent, trademark, copyright, or other intellectual property.</text:p>
        <text:p text:style-name="P8">(d)<text:tab/><text:span text:style-name="T1">No Warranty</text:span>. Disclosing Party makes no warranty that Confidential Information will be complete or accurate.</text:p>
        <text:p text:style-name="P8">(e)<text:tab/><text:span text:style-name="T1">Freedom to Operate</text:span>. No terms of this agreement prohibit either party from:</text:p>
        <text:p text:style-name="P9">(i)<text:tab/>competing with the other party;</text:p>
        <text:p text:style-name="P9">(ii)<text:tab/>entering into any business relationship with any non-party; or</text:p>
        <text:p text:style-name="P9">(iii)<text:tab/>assigning and reassigning Personnel and Advisers in its sole discretion.</text:p>
        <text:p text:style-name="P7">6.<text:tab/><text:span text:style-name="T1">18 U.S.C. 1833(b) Notice</text:span>. If this agreement is governed by United States law:</text:p>
        <text:p text:style-name="P8">(a)<text:tab/>An individual shall not be held criminally or civilly liable under any Federal or State trade secret law for the disclosure of a trade secret that:</text:p>
        <text:p text:style-name="P9">(i)<text:tab/>is made:</text:p>
        <text:p text:style-name="P10">(A)<text:tab/>in confidence to a Federal, State, or local government official, either directly or indirectly, or to an attorney; and</text:p>
        <text:p text:style-name="P10">(B)<text:tab/>solely for the purpose of reporting or investigating a suspected violation of law; or</text:p>
        <text:p text:style-name="P9">(ii)<text:tab/>is made in a complaint or other document filed in a lawsuit or other proceeding, if such filing is made under seal.</text:p>
        <text:p text:style-name="P8"><text:soft-page-break/>(b)<text:tab/>An individual who files a lawsuit for retaliation by an employer for reporting a suspected violation of law may disclose the trade secret to the attorney of the individual and use the trade secret information in the court proceeding, if the individual:</text:p>
        <text:p text:style-name="P9">(i)<text:tab/>files any document containing the trade secret under seal; and</text:p>
        <text:p text:style-name="P9">(ii)<text:tab/>does not disclose the trade secret, except pursuant to court order.</text:p>
        <text:p text:style-name="P7">7.<text:tab/><text:span text:style-name="T1">Term</text:span>.</text:p>
        <text:p text:style-name="P8">(a)<text:tab/><text:span text:style-name="T1">Expiration</text:span>. This agreement will terminate automatically on the first anniversary of the date of this agreement.</text:p>
        <text:p text:style-name="P8">(b)<text:tab/><text:span text:style-name="T1">Termination by Notice</text:span>. Either party may terminate this agreement early by thirty calendar days' prior written notice to the other party.</text:p>
        <text:p text:style-name="P8">(c)<text:tab/><text:span text:style-name="T1">Survival</text:span>. Obligations under <text:span text:style-name="T2">Section 4</text:span> (Confidentiality Obligations) for Confidential Information disclosed during the term survive the term of this agreement as follows: </text:p>
        <text:p text:style-name="P9">(i)<text:tab/>Obligations for Confidential Information that Receiving Party knew or reasonably should have known constituted a trade secret survive as long as the Confidential Information remains a trade secret.</text:p>
        <text:p text:style-name="P9">(ii)<text:tab/>Obligations for other Confidential Information survive for five calendar years from the date of termination.</text:p>
        <text:p text:style-name="P7">8.<text:tab/><text:span text:style-name="T1">General Contract Terms</text:span>.</text:p>
        <text:p text:style-name="P8">(a)<text:tab/><text:span text:style-name="T1">No Assignment or Delegation</text:span>. Neither party may assign any right or delegate any obligation under this agreement without the prior, signed, written consent of the other party. Any attempt to assign or delegate without consent will have no legal effect.</text:p>
        <text:p text:style-name="P8">(b)<text:tab/><text:span text:style-name="T1">Dispute Resolution</text:span>. The law of the governing law jurisdiction on the accompanying standard form certificate will govern all aspects of this agreement. The parties shall bring legal proceedings related to this agreement only in the national and national-subdivision courts located in the forum for disputes on the accompanying standard form certificate, or if none is specified, within the jurisdiction whose law governs this agreement. The parties consent to the exclusive jurisdiction of those courts and waive any objection that legal proceedings brought there are brought in an inconvenient forum. The parties may enforce judgments of those courts in any appropriate forum.</text:p>
        <text:p text:style-name="P8"><text:soft-page-break/>(c)<text:tab/><text:span text:style-name="T1">Legal Relationship</text:span>. The parties to this agreement remain independent contractors. This agreement does not create any partnership, joint venture, agency, or similar relationship between the parties.</text:p>
        <text:p text:style-name="P8">(d)<text:tab/><text:span text:style-name="T1">Written Amendments and Waivers</text:span>. The parties will amend this agreement only by cosigned, written agreement. The parties will waive parts of this agreement, if at all, only by written waiver describing the specific terms waived and in what particular instance, signed by the party waiving.<text:bookmark-start text:name="__DdeLink__422_515978170"/></text:p>
        <text:p text:style-name="P8">(e)<text:tab/><text:span text:style-name="T1">Notices</text:span><text:bookmark-end text:name="__DdeLink__422_515978170"/>. The parties shall send every notice, demand, consent, request, or other communication required or allowed by this agreement:</text:p>
        <text:p text:style-name="P9">(i)<text:tab/>by e-mail to the address the other party provided with their signature; or</text:p>
        <text:p text:style-name="P9">(ii)<text:tab/>by overnight courier, with signature required for delivery, to the address the other party provided with their signature.</text:p>
        <text:p text:style-name="P8">(f)<text:tab/><text:span text:style-name="T1">Change of Address</text:span>. Either party may change its e-mail or postal address for later communications by giving notice of a new address.</text:p>
        <text:p text:style-name="P8">(g)<text:tab/><text:span text:style-name="T1">Severability</text:span>. If a court decides that any part of this agreement is invalid or unenforceable for any reason but enforcing the rest of the agreement would serve the purpose of protecting Confidential Information to advance the Purpose, then the rest of this agreement will remain in force.</text:p>
        <text:p text:style-name="P8">(h)<text:tab/><text:span text:style-name="T1">No Third-Party Enforcement</text:span>. Only the parties may enforce rights under this agreement.</text:p>
        <text:p text:style-name="P8">(i)<text:tab/><text:span text:style-name="T1">Entire Agreement</text:span>. The parties intend the terms of this agreement as the final, complete, and only expression of their agreement about protection of Confidential Information exchanged to advance the Purpose.</text:p>
        <text:p text:style-name="P8">(j)<text:tab/><text:span text:style-name="T1">Signature</text:span>. A written or electronically signed copy of this agreement delivered by e-mail or other electronic means has the same legal effect as delivering a printed and signed original.</text:p>
        <text:p text:style-name="P4">[Signature page follows.]</text:p>
      </text:section>
      <text:section text:style-name="Sect1" text:name="Section2">
        <text:p text:style-name="P6">The parties are signing this nondisclosure agreement on the dates by their signatures.</text:p>
        <text:p text:style-name="P21">First Party</text:p>
        <text:p text:style-name="P19">Legal Name:<text:tab/>________________________________________<text:line-break/>[Write the legal name of the party proposing the NDA, like “Super Software, Inc.” or “John A. Smith”.<text:span text:style-name="T3">]</text:span></text:p>
        <text:p text:style-name="P17">Legal Type:<text:tab/>________________________________________<text:line-break/>[Write the company’s jurisdiction and legal form, like “Delaware corporation” or “New York resident” for an individual.]</text:p>
        <text:p text:style-name="P19">Signature:<text:tab/>________________________________________</text:p>
        <text:p text:style-name="P17">Name:<text:tab/>________________________________________</text:p>
        <text:p text:style-name="P19">Title:<text:tab/>________________________________________<text:line-break/>[Leave blank if the party is an individual.]</text:p>
        <text:p text:style-name="P19">Date:<text:tab/>________________________________________</text:p>
        <text:p text:style-name="P17">E-Mail:<text:tab/>________________________________________</text:p>
        <text:p text:style-name="P22">The parties are signing this nondisclosure agreement on the dates by their signatures.</text:p>
        <text:p text:style-name="P20">Second Party</text:p>
        <text:p text:style-name="P18">Legal Name:<text:tab/>_______________________________________<text:line-break/>[Write the legal name of the party receiving the NDA, like “Quick Welding LLC” or “Jane B. Doe”.]</text:p>
        <text:p text:style-name="P17">Legal Type:<text:tab/>________________________________________<text:line-break/>[Write the company’s jurisdiction and legal form, like “Delaware corporation” or “Texas resident” for an individual.]</text:p>
        <text:p text:style-name="P19">Signature:<text:tab/>________________________________________</text:p>
        <text:p text:style-name="P19">Name:<text:tab/>________________________________________</text:p>
        <text:p text:style-name="P19">Title:<text:tab/>________________________________________<text:line-break/>[Leave blank if the party is an individual.]</text:p>
        <text:p text:style-name="P19">Date:<text:tab/>________________________________________</text:p>
        <text:p text:style-name="P19">E-Mail:<text:tab/>________________________________________</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27in" fo:margin-bottom="0.0827in" loext:contextual-spacing="false" fo:line-height="100%" fo:text-align="justify" style:justify-single-word="false" fo:orphans="2" fo:widows="2" style:writing-mode="lr-tb"/>
      <style:text-properties fo:color="#00000a"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Heading" style:family="paragraph" style:parent-style-name="Standard" style:next-style-name="Text_20_body" style:default-outline-level="" style:class="text">
      <style:paragraph-properties fo:margin-top="0.1665in" fo:margin-bottom="0.0827in" loext:contextual-spacing="false" fo:line-height="100%" fo:text-align="justify" style:justify-single-word="false"/>
      <style:text-properties fo:color="#00000a" style:font-name="Liberation Sans" fo:font-family="'Liberation Sans'" style:font-family-generic="roman" style:font-pitch="variable" fo:font-size="14pt" fo:language="en" fo:country="US" style:font-size-asian="14pt"/>
    </style:style>
    <style:style style:name="Text_20_body" style:display-name="Text body" style:family="paragraph" style:parent-style-name="Standard" style:default-outline-level="" style:class="text">
      <style:paragraph-properties fo:margin-top="0.0827in" fo:margin-bottom="0.0965in" loext:contextual-spacing="false" fo:line-height="120%" fo:text-align="justify" style:justify-single-word="false"/>
      <style:text-properties fo:color="#00000a" style:font-name="Times New Roman" fo:font-family="'Times New Roman'" style:font-family-generic="roman" style:font-pitch="variable" fo:font-size="12pt" fo:language="en" fo:country="US" style:font-size-asian="12pt"/>
    </style:style>
    <style:style style:name="List" style:family="paragraph" style:parent-style-name="Text_20_body" style:default-outline-level="" style:class="list">
      <style:paragraph-properties fo:margin-top="0in" fo:margin-bottom="0.0965in" loext:contextual-spacing="false" fo:line-height="120%" fo:text-align="justify" style:justify-single-word="false"/>
      <style:text-properties fo:color="#00000a" style:font-name="Times New Roman" fo:font-family="'Times New Roman'" style:font-family-generic="roman" style:font-pitch="variable" fo:font-size="12pt" fo:language="en" fo:country="US" style:font-size-asian="12pt"/>
    </style:style>
    <style:style style:name="Caption" style:family="paragraph" style:parent-style-name="Standard" style:default-outline-level="" style:class="extra">
      <style:paragraph-properties fo:margin-top="0.0827in" fo:margin-bottom="0.0827in" loext:contextual-spacing="false" fo:line-height="100%" fo:text-align="justify" style:justify-single-word="false"/>
      <style:text-properties fo:color="#00000a" style:font-name="Times New Roman" fo:font-family="'Times New Roman'" style:font-family-generic="roman" style:font-pitch="variable" fo:font-size="12pt" fo:language="en" fo:country="US" fo:font-style="italic" style:font-size-asian="12pt" style:font-style-asian="italic"/>
    </style:style>
    <style:style style:name="Index" style:family="paragraph" style:parent-style-name="Standard" style:default-outline-level="" style:class="index">
      <style:paragraph-properties fo:margin-top="0.0827in" fo:margin-bottom="0.0827in" loext:contextual-spacing="false" fo:line-height="100%" fo:text-align="justify" style:justify-single-word="false"/>
      <style:text-properties fo:color="#00000a" style:font-name="Times New Roman" fo:font-family="'Times New Roman'" style:font-family-generic="roman" style:font-pitch="variable" fo:font-size="12pt" fo:language="en" fo:country="US" style:font-size-asian="12pt"/>
    </style:style>
    <style:style style:name="Arrowhead_20_List" style:display-name="Arrowhea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Block_20_Text" style:display-name="Block Text" style:family="paragraph" style:default-outline-level="">
      <style:paragraph-properties fo:margin-left="1in" fo:margin-right="1in" fo:margin-top="0in" fo:margin-bottom="0.0835in" loext:contextual-spacing="false" fo:text-indent="0in" style:auto-text-indent="false"/>
    </style:style>
    <style:style style:name="Box_20_List" style:display-name="Box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Bullet_20_List" style:display-name="Bullet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Chapter_20_Heading" style:display-name="Chapter Heading" style:family="paragraph" style:default-outline-level="">
      <style:paragraph-properties>
        <style:tab-stops>
          <style:tab-stop style:position="1.1in"/>
        </style:tab-stops>
      </style:paragraph-properties>
    </style:style>
    <style:style style:name="Contents_20_1" style:display-name="Contents 1" style:family="paragraph" style:parent-style-name="Standard" style:default-outline-level="" style:class="index">
      <style:paragraph-properties fo:margin-left="0.5in" fo:margin-right="0in" fo:text-indent="-0.2992in" style:auto-text-indent="false"/>
    </style:style>
    <style:style style:name="Contents_20_2" style:display-name="Contents 2" style:family="paragraph" style:parent-style-name="Standard" style:default-outline-level="" style:class="index">
      <style:paragraph-properties fo:margin-left="1in" fo:margin-right="0in" fo:text-indent="-0.2992in" style:auto-text-indent="false"/>
    </style:style>
    <style:style style:name="Contents_20_3" style:display-name="Contents 3" style:family="paragraph" style:parent-style-name="Standard" style:default-outline-level="" style:class="index">
      <style:paragraph-properties fo:margin-left="1.5in" fo:margin-right="0in" fo:text-indent="-0.2992in" style:auto-text-indent="false"/>
    </style:style>
    <style:style style:name="Contents_20_4" style:display-name="Contents 4" style:family="paragraph" style:parent-style-name="Standard" style:default-outline-level="" style:class="index">
      <style:paragraph-properties fo:margin-left="2in" fo:margin-right="0in" fo:text-indent="-0.2992in" style:auto-text-indent="false"/>
    </style:style>
    <style:style style:name="Contents_20_Header" style:display-name="Contents Header" style:family="paragraph" style:default-outline-level="">
      <style:paragraph-properties fo:margin-top="0.1665in" fo:margin-bottom="0.0835in" loext:contextual-spacing="false" fo:text-align="center" style:justify-single-word="false"/>
      <style:text-properties style:font-name="Arial" fo:font-family="Arial" style:font-family-generic="roman" style:font-pitch="variable" fo:font-size="16pt" fo:font-weight="bold" style:font-size-asian="16pt" style:font-weight-asian="bold"/>
    </style:style>
    <style:style style:name="Dashed_20_List" style:display-name="Dashe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Diamond_20_List" style:display-name="Diamon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Endnote" style:family="paragraph" style:parent-style-name="Standard" style:default-outline-level="" style:class="extra">
      <style:paragraph-properties fo:margin-left="0.2in" fo:margin-right="0in" fo:text-indent="-0.2in" style:auto-text-indent="false"/>
    </style:style>
    <style:style style:name="Endnote_20_Symbol" style:display-name="Endnote Symbol" style:family="paragraph" style:parent-style-name="Standard" style:default-outline-level=""/>
    <style:style style:name="Footer" style:family="paragraph" style:parent-style-name="Standard" style:default-outline-level="" style:class="extra">
      <style:paragraph-properties fo:line-height="100%" fo:text-align="justify" style:justify-single-word="false">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font-size-asian="12pt"/>
    </style:style>
    <style:style style:name="Footnote" style:family="paragraph" style:parent-style-name="Standard" style:default-outline-level="" style:class="extra">
      <style:text-properties fo:font-size="10pt" style:font-size-asian="10pt"/>
    </style:style>
    <style:style style:name="Frame_20_contents" style:display-name="Frame contents" style:family="paragraph" style:parent-style-name="Standard" style:default-outline-level="" style:class="extra">
      <style:paragraph-properties fo:margin-top="0.0827in" fo:margin-bottom="0.0827in" loext:contextual-spacing="false" fo:line-height="100%" fo:text-align="justify" style:justify-single-word="false"/>
      <style:text-properties fo:color="#00000a" style:font-name="Times New Roman" fo:font-family="'Times New Roman'" style:font-family-generic="roman" style:font-pitch="variable" fo:font-size="12pt" fo:language="en" fo:country="US" style:font-size-asian="12pt"/>
    </style:style>
    <style:style style:name="Hand_20_List" style:display-name="Han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Header" style:family="paragraph" style:parent-style-name="Standard" style:default-outline-level="" style:class="extra">
      <style:paragraph-properties fo:line-height="100%" fo:text-align="justify" style:justify-single-word="false">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font-size-asian="12pt"/>
    </style:style>
    <style:style style:name="Heading_20_1" style:display-name="Heading 1" style:family="paragraph" style:parent-style-name="Heading" style:default-outline-level="" style:class="text">
      <style:paragraph-properties fo:margin-top="0.3055in" fo:margin-bottom="0.0417in" loext:contextual-spacing="false"/>
      <style:text-properties style:font-name="Arial" fo:font-family="Arial" style:font-family-generic="roman" style:font-pitch="variable" fo:font-size="17pt" fo:font-weight="bold" style:font-size-asian="17pt" style:font-weight-asian="bold"/>
    </style:style>
    <style:style style:name="Heading_20_2" style:display-name="Heading 2" style:family="paragraph" style:parent-style-name="Heading" style:default-outline-level="" style:class="text">
      <style:paragraph-properties fo:margin-top="0.3055in" fo:margin-bottom="0.0417in" loext:contextual-spacing="false"/>
      <style:text-properties style:font-name="Arial" fo:font-family="Arial" style:font-family-generic="roman" style:font-pitch="variable" fo:font-size="14pt" fo:font-weight="bold" style:font-size-asian="14pt" style:font-weight-asian="bold"/>
    </style:style>
    <style:style style:name="Heading_20_3" style:display-name="Heading 3" style:family="paragraph" style:parent-style-name="Heading" style:default-outline-level="" style:class="text">
      <style:paragraph-properties fo:margin-top="0.3055in" fo:margin-bottom="0.0417in" loext:contextual-spacing="false"/>
      <style:text-properties style:font-name="Arial" fo:font-family="Arial" style:font-family-generic="roman" style:font-pitch="variable" fo:font-size="12pt" fo:font-weight="bold" style:font-size-asian="12pt" style:font-weight-asian="bold"/>
    </style:style>
    <style:style style:name="Heading_20_4" style:display-name="Heading 4" style:family="paragraph" style:parent-style-name="Heading" style:default-outline-level="" style:class="text">
      <style:paragraph-properties fo:margin-top="0.3055in" fo:margin-bottom="0.0417in" loext:contextual-spacing="false"/>
      <style:text-properties style:font-name="Arial" fo:font-family="Arial" style:font-family-generic="roman" style:font-pitch="variable" fo:font-size="12pt" fo:font-weight="bold" style:font-size-asian="12pt" style:font-weight-asian="bold"/>
    </style:style>
    <style:style style:name="Heart_20_List" style:display-name="Heart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Implies_20_List" style:display-name="Implies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Lower_20_Case_20_List" style:display-name="Lower Case List" style:family="paragraph" style:default-outline-level="">
      <style:paragraph-properties fo:margin-left="0.5in" fo:margin-right="0in" fo:text-indent="-0.2992in" style:auto-text-indent="false"/>
    </style:style>
    <style:style style:name="Lower_20_Roman_20_List" style:display-name="Lower Roman List" style:family="paragraph" style:parent-style-name="Standard" style:default-outline-level="">
      <style:paragraph-properties fo:margin-left="0.5in" fo:margin-right="0in" fo:text-indent="-0.2992in" style:auto-text-indent="false"/>
    </style:style>
    <style:style style:name="Numbered_20_Heading_20_1" style:display-name="Numbered Heading 1" style:family="paragraph" style:parent-style-name="Heading_20_1" style:default-outline-level="">
      <style:paragraph-properties>
        <style:tab-stops>
          <style:tab-stop style:position="0.2992in"/>
        </style:tab-stops>
      </style:paragraph-properties>
    </style:style>
    <style:style style:name="Numbered_20_Heading_20_2" style:display-name="Numbered Heading 2" style:family="paragraph" style:parent-style-name="Heading_20_2" style:default-outline-level="">
      <style:paragraph-properties>
        <style:tab-stops>
          <style:tab-stop style:position="0.2992in"/>
        </style:tab-stops>
      </style:paragraph-properties>
    </style:style>
    <style:style style:name="Numbered_20_Heading_20_3" style:display-name="Numbered Heading 3" style:family="paragraph" style:parent-style-name="Heading_20_3" style:default-outline-level="">
      <style:paragraph-properties>
        <style:tab-stops>
          <style:tab-stop style:position="0.2992in"/>
        </style:tab-stops>
      </style:paragraph-properties>
    </style:style>
    <style:style style:name="Numbered_20_List" style:display-name="Numbere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Plain_20_Text" style:display-name="Plain Text" style:family="paragraph" style:default-outline-level="">
      <style:text-properties style:font-name="Courier New" fo:font-family="'Courier New'" style:font-family-generic="roman" style:font-pitch="variable"/>
    </style:style>
    <style:style style:name="Section_20_Heading" style:display-name="Section Heading" style:family="paragraph" style:default-outline-level="">
      <style:paragraph-properties>
        <style:tab-stops>
          <style:tab-stop style:position="1.1in"/>
        </style:tab-stops>
      </style:paragraph-properties>
    </style:style>
    <style:style style:name="Square_20_List" style:display-name="Square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Star_20_List" style:display-name="Star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Tick_20_List" style:display-name="Tick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Triangle_20_List" style:display-name="Triangle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Upper_20_Case_20_List" style:display-name="Upper Case List" style:family="paragraph" style:parent-style-name="Numbered_20_List" style:default-outline-level="">
      <style:paragraph-properties fo:margin-left="0.5in" fo:margin-right="0in" fo:text-indent="-0.2992in" style:auto-text-indent="false"/>
    </style:style>
    <style:style style:name="Upper_20_Roman_20_List" style:display-name="Upper Roman List" style:family="paragraph" style:parent-style-name="Numbered_20_List" style:default-outline-level="">
      <style:paragraph-properties fo:margin-left="0.5in" fo:margin-right="0in" fo:text-indent="-0.2992in" style:auto-text-indent="false"/>
    </style:style>
    <style:style style:name="Default_20_Paragraph_20_Font" style:display-name="Default Paragraph Font" style:family="text"/>
    <style:style style:name="Endnote_20_anchor" style:display-name="Endnote anchor" style:family="text">
      <style:text-properties style:text-position="super 58%" fo:font-size="10pt" style:font-size-asian="10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Footnote_20_anchor" style:display-name="Footnote anchor" style:family="text">
      <style:text-properties style:text-position="super 58%" fo:font-size="10pt" style:font-size-asian="10pt"/>
    </style:style>
    <style:style style:name="Header_20_Char" style:display-name="Header Char" style:family="text">
      <style:text-properties style:font-name="Times New Roman" fo:font-family="'Times New Roman'" style:font-family-generic="roman" style:font-pitch="variable" fo:font-size="12pt" style:font-size-asian="12pt"/>
    </style:style>
    <style:style style:name="Internet_20_link" style:display-name="Internet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line-height="100%" fo:text-align="start" style:justify-single-word="false" style:writing-mode="lr-tb">
        <style:tab-stops>
          <style:tab-stop style:position="3.25in" style:type="center"/>
          <style:tab-stop style:position="6.5in" style:type="right"/>
        </style:tab-stops>
      </style:paragraph-properties>
      <style:text-properties fo:color="#00000a" style:font-name="Times New Roman" fo:font-size="10pt" fo:language="en" fo:country="US" style:font-size-asian="10pt"/>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563in" fo:margin-left="0in" fo:margin-right="0in" fo:margin-top="0.3165in" style:dynamic-spacing="true"/>
      </style:footer-style>
    </style:page-layout>
    <style:page-layout style:name="Mpm2">
      <style:page-layout-properties fo:page-width="8.5in" fo:page-height="11in" style:num-format="1" style:print-orientation="portrait" fo:margin-top="1in" fo:margin-bottom="1.3563in" fo:margin-left="1in" fo:margin-right="1in" style:writing-mode="lr-tb" style:layout-grid-color="#c0c0c0" style:layout-grid-lines="21955"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
      </style:foot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itchell</meta:initial-creator>
    <meta:generator>LibreOffice/5.2.7.2$Linux_X86_64 LibreOffice_project/20m0$Build-2</meta:generator>
    <dc:date>2019-05-30T11:26:05.306583894</dc:date>
    <dc:creator>Kyle Mitchell</dc:creator>
    <meta:editing-duration>PT5M1S</meta:editing-duration>
    <meta:editing-cycles>8</meta:editing-cycles>
    <meta:document-statistic meta:table-count="0" meta:image-count="0" meta:object-count="0" meta:page-count="9" meta:paragraph-count="106" meta:word-count="1976" meta:character-count="14424" meta:non-whitespace-character-count="12550"/>
  </office:meta>
</office:document-meta>
</file>